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sin</mi>
      <mi mathvariant="normal">α</mi>
      <mrow>
        <mspace width="2em"/>
        <mo stretchy="false">+</mo>
        <mspace width="2em"/>
      </mrow>
      <mi>sin</mi>
      <mi mathvariant="normal">β</mi>
      <mrow>
        <mspace width="2em"/>
        <mo stretchy="false">=</mo>
        <mspace width="2em"/>
      </mrow>
      <mn>2</mn>
      <mspace width="0.5em"/>
      <mi>sin</mi>
      <mrow>
        <mo fence="true" stretchy="true">(</mo>
        <mrow>
          <mfrac>
            <mrow>
              <mi mathvariant="normal">α</mi>
              <mrow>
                <mspace width="2em"/>
                <mo stretchy="false">+</mo>
                <mspace width="2em"/>
              </mrow>
              <mi mathvariant="normal">β</mi>
            </mrow>
            <mn>2</mn>
          </mfrac>
        </mrow>
        <mo fence="true" stretchy="true">)</mo>
      </mrow>
      <mspace width="0.5em"/>
      <mi>cos</mi>
      <mrow>
        <mo fence="true" stretchy="true">(</mo>
        <mrow>
          <mfrac>
            <mrow>
              <mi mathvariant="normal">α</mi>
              <mrow>
                <mspace width="2em"/>
                <mo stretchy="false">−</mo>
                <mspace width="2em"/>
              </mrow>
              <mi mathvariant="normal">β</mi>
            </mrow>
            <mn>2</mn>
          </mfrac>
        </mrow>
        <mo fence="true" stretchy="true">)</mo>
      </mrow>
    </mrow>
    <annotation encoding="StarMath 5.0">sin %ialpha ~+~ sin %ibeta ~=~ 2 ` 
sin left ( {%ialpha ~+~ %ibeta} over 2 right ) ` 
cos left ( {%ialpha ~-~ %ibeta} over 2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4:12:24.451000000</meta:creation-date>
    <meta:generator>LibreOffice/4.3.4.1$Windows_x86 LibreOffice_project/bc356b2f991740509f321d70e4512a6a54c5f243</meta:generator>
  </office:meta>
</office:document-meta>
</file>